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for_recovery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for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ward_for_using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0:24:30.07538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3T11:40:45.184374458</dc:date>
    <meta:editing-duration>P3DT18H4M31S</meta:editing-duration>
    <meta:editing-cycles>2909</meta:editing-cycles>
    <dc:creator>Ilya Shpigor</dc:creator>
    <meta:document-statistic meta:table-count="6" meta:cell-count="404" meta:object-count="0"/>
  </office:meta>
</office:document-meta>
</file>